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Text_20_body">
      <style:text-properties officeooo:paragraph-rsid="000427af"/>
    </style:style>
    <style:style style:name="P2" style:family="paragraph" style:parent-style-name="Standard">
      <style:text-properties officeooo:rsid="000178bc" officeooo:paragraph-rsid="000178bc"/>
    </style:style>
    <style:style style:name="P3" style:family="paragraph" style:parent-style-name="Standard">
      <style:text-properties fo:font-weight="bold" officeooo:rsid="000178bc" officeooo:paragraph-rsid="000178bc" style:font-weight-asian="bold" style:font-weight-complex="bold"/>
    </style:style>
    <style:style style:name="P4" style:family="paragraph" style:parent-style-name="Standard">
      <style:text-properties officeooo:paragraph-rsid="000178bc"/>
    </style:style>
    <style:style style:name="P5" style:family="paragraph" style:parent-style-name="Standard">
      <style:text-properties officeooo:rsid="0004c887" officeooo:paragraph-rsid="0004c887"/>
    </style:style>
    <style:style style:name="P6" style:family="paragraph" style:parent-style-name="Heading_20_1">
      <style:text-properties officeooo:rsid="000427af" officeooo:paragraph-rsid="000427af"/>
    </style:style>
    <style:style style:name="P7" style:family="paragraph" style:parent-style-name="Heading_20_1">
      <style:text-properties officeooo:rsid="000427af" officeooo:paragraph-rsid="0004d4c5"/>
    </style:style>
    <style:style style:name="P8" style:family="paragraph" style:parent-style-name="Heading_20_1">
      <style:text-properties officeooo:rsid="0004d4c5" officeooo:paragraph-rsid="0004d4c5"/>
    </style:style>
    <style:style style:name="P9" style:family="paragraph" style:parent-style-name="Heading_20_1">
      <style:text-properties officeooo:paragraph-rsid="0009ef57"/>
    </style:style>
    <style:style style:name="P10" style:family="paragraph" style:parent-style-name="Standard">
      <style:text-properties officeooo:rsid="000178bc" officeooo:paragraph-rsid="0009ef57"/>
    </style:style>
    <style:style style:name="P11" style:family="paragraph" style:parent-style-name="Standard">
      <style:text-properties officeooo:rsid="00032a41" officeooo:paragraph-rsid="0009ef57"/>
    </style:style>
    <style:style style:name="P12" style:family="paragraph" style:parent-style-name="Text_20_body">
      <style:text-properties officeooo:rsid="0004d4c5" officeooo:paragraph-rsid="0004d4c5"/>
    </style:style>
    <style:style style:name="P13" style:family="paragraph" style:parent-style-name="Text_20_body">
      <style:text-properties officeooo:paragraph-rsid="0004d4c5"/>
    </style:style>
    <style:style style:name="P14" style:family="paragraph" style:parent-style-name="Text_20_body">
      <style:text-properties officeooo:paragraph-rsid="000427af"/>
    </style:style>
    <style:style style:name="P15" style:family="paragraph" style:parent-style-name="Text_20_body">
      <style:text-properties officeooo:rsid="000427af" officeooo:paragraph-rsid="0004d4c5"/>
    </style:style>
    <style:style style:name="P16" style:family="paragraph" style:parent-style-name="Text_20_body">
      <style:text-properties officeooo:paragraph-rsid="000826ac"/>
    </style:style>
    <style:style style:name="P17" style:family="paragraph" style:parent-style-name="Text_20_body">
      <style:text-properties officeooo:rsid="000826ac" officeooo:paragraph-rsid="000826ac"/>
    </style:style>
    <style:style style:name="P18" style:family="paragraph" style:parent-style-name="Text_20_body">
      <style:text-properties officeooo:rsid="0009ef57" officeooo:paragraph-rsid="0009ef57"/>
    </style:style>
    <style:style style:name="P19" style:family="paragraph" style:parent-style-name="Text_20_body">
      <style:text-properties officeooo:rsid="000d355c" officeooo:paragraph-rsid="000d355c"/>
    </style:style>
    <style:style style:name="T1" style:family="text">
      <style:text-properties officeooo:rsid="000427af"/>
    </style:style>
    <style:style style:name="T2" style:family="text">
      <style:text-properties officeooo:rsid="0004d4c5"/>
    </style:style>
    <style:style style:name="T3" style:family="text">
      <style:text-properties officeooo:rsid="00069fef"/>
    </style:style>
    <style:style style:name="T4" style:family="text">
      <style:text-properties officeooo:rsid="000826ac"/>
    </style:style>
    <style:style style:name="T5" style:family="text">
      <style:text-properties officeooo:rsid="0009ef57"/>
    </style:style>
    <style:style style:name="T6" style:family="text">
      <style:text-properties officeooo:rsid="0004c887"/>
    </style:style>
    <number:date-style style:name="N36" number:automatic-order="true">
      <number:year number:style="long"/>
      <number:text>-</number:text>
      <number:month number:style="long"/>
      <number:text>-</number:text>
      <number:day number:style="long"/>
    </number:date-style>
    <number:time-style style:name="N61">
      <number:hours number:style="long"/>
      <number:text>:</number:text>
      <number:minutes number:style="long"/>
      <number:text>:</number:text>
      <number:seconds number:style="long"/>
    </number:tim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Calibration procedures</text:h>
      <text:p text:style-name="P13"/>
      <text:p text:style-name="P12">I am following the methods described here : <text:a xlink:type="simple" xlink:href="https://teachingtechyt.github.io/calibration.html" text:style-name="Internet_20_link" text:visited-style-name="Visited_20_Internet_20_Link">https://teachingtechyt.github.io/calibration.html</text:a></text:p>
      <text:h text:style-name="Heading_20_1" text:outline-level="1">Frame <text:span text:style-name="T2">check</text:span></text:h>
      <text:p text:style-name="Text_20_body"/>
      <text:p text:style-name="P12">The Y roller wheels needed some tightening as well as the X belt. Nothing else was loose</text:p>
      <text:h text:style-name="P7" text:outline-level="1">PID <text:span text:style-name="T2">autotune for the head</text:span></text:h>
      <text:p text:style-name="P1"><text:span text:style-name="Source_20_Text"><text:span text:style-name="T2">Using Klipper console : </text:span></text:span><text:span text:style-name="Source_20_Text">PID_CALIBRATE HEATER=extruder TARGET=</text:span><text:span text:style-name="Source_20_Text"><text:span text:style-name="T2">205</text:span></text:span></text:p>
      <text:p text:style-name="P15"><text:span text:style-name="T2">New </text:span>PID values</text:p>
      <text:p text:style-name="P15"><text:tab/>KI = <text:span text:style-name="T2">1.304</text:span></text:p>
      <text:p text:style-name="P15"><text:tab/>KP = <text:span text:style-name="T2">26.213</text:span></text:p>
      <text:p text:style-name="P15"><text:tab/>KD = <text:span text:style-name="T2">131.721</text:span></text:p>
      <text:p text:style-name="P15"><text:span text:style-name="T2">Original</text:span>PID values</text:p>
      <text:p text:style-name="P15"><text:tab/>KI = <text:s/>?</text:p>
      <text:p text:style-name="P15"><text:tab/>KP = ?</text:p>
      <text:p text:style-name="P15"><text:tab/>KD = ?</text:p>
      <text:h text:style-name="P6" text:outline-level="1"><text:span text:style-name="T2">PID Autotune for both </text:span>Heat bed<text:span text:style-name="T2">s (Using Klipper)</text:span></text:h>
      <text:p text:style-name="P13"><text:span text:style-name="T2">The original printer.cfg did not use PIE for bed temperature control but rather Watermark (On Off) !! I could see variations of +-1.5 degrees</text:span></text:p>
      <text:p text:style-name="P1"><text:span text:style-name="T2">Using Klipper console : </text:span>PID_CALIBRATE HEATER=heater_bed TARGET=60</text:p>
      <text:p text:style-name="P13"><text:span text:style-name="T2">Using Klipper console : </text:span>PID_CALIBRATE HEATER=heater_bed<text:span text:style-name="T2">1</text:span> TARGET=60</text:p>
      <text:p text:style-name="P15">Bed New PID values </text:p>
      <text:p text:style-name="P15"><text:tab/>KI = <text:span text:style-name="T2">70.0</text:span></text:p>
      <text:p text:style-name="P15"><text:tab/>KP = <text:span text:style-name="T2">2.0</text:span></text:p>
      <text:p text:style-name="P15"><text:tab/>KD = <text:span text:style-name="T2">600.0</text:span></text:p>
      <text:p text:style-name="P15">Bed1 New PID values </text:p>
      <text:p text:style-name="P15"><text:tab/>KI = <text:span text:style-name="T2">73.0</text:span></text:p>
      <text:p text:style-name="P15"><text:tab/> KP =<text:span text:style-name="T2">1.15</text:span></text:p>
      <text:p text:style-name="P15"><text:tab/>KD = <text:span text:style-name="T2">1158.0</text:span></text:p>
      <text:h text:style-name="Heading_20_1" text:outline-level="1"><text:soft-page-break/>Extruder E-steps</text:h>
      <text:p text:style-name="Text_20_body"/>
      <text:p text:style-name="Text_20_body"><text:span text:style-name="T3">Asked for 100 mm of wire got 92 mm !! 8% error. </text:span><text:span text:style-name="T4">Since the web site procedure does not seem to apply to Klipper I will just change the extruder</text:span> rotation_distance: 29 # was 31.4</text:p>
      <text:p text:style-name="Standard">rotation_distance: was 31.4</text:p>
      <text:p text:style-name="P16">rotation_distance: <text:span text:style-name="T4">now </text:span>29</text:p>
      <text:p text:style-name="P17">With this value if I ask for 100mm I get </text:p>
      <text:h text:style-name="Heading_20_1" text:outline-level="1">Probe Accuracy</text:h>
      <text:p text:style-name="P2">Probe resolution seems to be 0.0025 mm 0.0001 “</text:p>
      <text:p text:style-name="P2"/>
      <text:p text:style-name="P3">No heat at home position</text:p>
      <text:p text:style-name="P3"/>
      <text:p text:style-name="P4">09:58:53  $ PROBE_ACCURACY</text:p>
      <text:p text:style-name="Standard">09:58:53  // PROBE_ACCURACY at X:141.000 Y:98.000 Z:2.988 (samples=10 retract=3.000 speed=10.0 lift_speed=10.0)</text:p>
      <text:p text:style-name="Standard">09:58:54  // probe at 141.000,98.000 is z=-0.015000</text:p>
      <text:p text:style-name="Standard">09:58:55  // probe at 141.000,98.000 is z=-0.015000</text:p>
      <text:p text:style-name="Standard">09:58:56  // probe at 141.000,98.000 is z=-0.015000</text:p>
      <text:p text:style-name="Standard">09:58:57  // probe at 141.000,98.000 is z=-0.015000</text:p>
      <text:p text:style-name="Standard">09:58:58  // probe at 141.000,98.000 is z=-0.015000</text:p>
      <text:p text:style-name="Standard">09:58:59  // probe at 141.000,98.000 is z=-0.012500</text:p>
      <text:p text:style-name="Standard">09:59:00  // probe at 141.000,98.000 is z=-0.012500</text:p>
      <text:p text:style-name="Standard">09:59:01  // probe at 141.000,98.000 is z=-0.012500</text:p>
      <text:p text:style-name="Standard">09:59:02  // probe at 141.000,98.000 is z=-0.012500</text:p>
      <text:p text:style-name="Standard">09:59:03  // probe at 141.000,98.000 is z=-0.012500</text:p>
      <text:p text:style-name="Standard">09:59:03  // probe accuracy results: maximum -0.012500, minimum -0.015000, range 0.002500, average -0.013750, median -0.013750, standard deviation 0.001250</text:p>
      <text:p text:style-name="Standard"/>
      <text:p text:style-name="P3">Head at 205 bed at 60</text:p>
      <text:p text:style-name="P3"/>
      <text:p text:style-name="Standard">10:00:12  $ SET_HEATER_TEMPERATURE HEATER=extruder TARGET=205</text:p>
      <text:p text:style-name="Standard">10:00:17  $ SET_HEATER_TEMPERATURE HEATER=heater_bed TARGET=60</text:p>
      <text:p text:style-name="Standard">10:00:21  $ SET_HEATER_TEMPERATURE HEATER=heater_bed1 TARGET=60</text:p>
      <text:p text:style-name="Standard">10:08:35  $ PROBE_ACCURACY</text:p>
      <text:p text:style-name="Standard">10:08:35  // PROBE_ACCURACY at X:141.000 Y:98.000 Z:2.988 (samples=10 retract=3.000 speed=10.0 lift_speed=10.0)</text:p>
      <text:p text:style-name="Standard">10:08:36  // probe at 141.000,98.000 is z=0.090000</text:p>
      <text:p text:style-name="Standard">10:08:37  // probe at 141.000,98.000 is z=0.090000</text:p>
      <text:p text:style-name="Standard">10:08:38  // probe at 141.000,98.000 is z=0.087500</text:p>
      <text:p text:style-name="Standard">10:08:39  // probe at 141.000,98.000 is z=0.087500</text:p>
      <text:p text:style-name="Standard">10:08:40  // probe at 141.000,98.000 is z=0.090000</text:p>
      <text:p text:style-name="Standard">10:08:41  // probe at 141.000,98.000 is z=0.092500</text:p>
      <text:p text:style-name="Standard">10:08:42  // probe at 141.000,98.000 is z=0.092500</text:p>
      <text:p text:style-name="Standard">10:08:43  // probe at 141.000,98.000 is z=0.095000</text:p>
      <text:p text:style-name="Standard">10:08:44  // probe at 141.000,98.000 is z=0.092500</text:p>
      <text:p text:style-name="Standard"><text:soft-page-break/>10:08:45  // probe at 141.000,98.000 is z=0.0950010:08:45  // probe accuracy results: maximum 0.095000, minimum 0.087500, range 0.007500, average 0.091250, median 0.091250, standard deviation 0.002562</text:p>
      <text:p text:style-name="P2"/>
      <text:p text:style-name="P10">So <text:span text:style-name="T5">the probe absolute trigger position is affected by temperature. A</text:span> difference of +0.01050 mm between cold and hot Hot probe. <text:span text:style-name="T5">The hot probe </text:span>detects 0.01050 mm higher !!</text:p>
      <text:p text:style-name="P10"/>
      <text:h text:style-name="P9" text:outline-level="1">Bed levelling</text:h>
      <text:p text:style-name="P19">1- Using the pendant set the temps to PLA preset</text:p>
      <text:p text:style-name="P19">2- Wait for temp to stabilize</text:p>
      <text:p text:style-name="P19">3- Start autoleveling</text:p>
      <text:p text:style-name="P18">Since the probe is affected by temperature let’s do the autoleveling at room temp and save it. Then let’s set temperatures to the working temps for our filament (nozzle and both beds). Then let’s home the machine and then do a Z_OFFSET calibration using the 4 mils feeler gauge and save it.</text:p>
      <text:h text:style-name="P9" text:outline-level="1" text:is-list-header="true">Pressure advance calibrations</text:h>
      <text:p text:style-name="P10"/>
      <text:p text:style-name="P10">Using instructions at <text:a xlink:type="simple" xlink:href="https://www.klipper3d.org/Pressure_Advance.html" text:style-name="Internet_20_link" text:visited-style-name="Visited_20_Internet_20_Link">https://www.klipper3d.org/Pressure_Advance.html</text:a> </text:p>
      <text:p text:style-name="P10">square_tower.gcode @ Neptune4/Calibrations/Pressure Advance</text:p>
      <text:p text:style-name="P10"/>
      <text:p text:style-name="P10"><text:date style:data-style-name="N36" text:date-value="2023-09-12T09:43:00.545525089" text:fixed="true">2023-09-12</text:date><text:s/><text:time style:data-style-name="N61" text:time-value="2023-09-12T09:43:11.295727039" text:fixed="true">09:43:11</text:time></text:p>
      <text:p text:style-name="P10"/>
      <text:p text:style-name="P10">Elegoo Black PLA</text:p>
      <text:p text:style-name="P10">Chinese knockoff CHT 0.4 mm brass nozzle</text:p>
      <text:p text:style-name="P10"/>
      <text:p text:style-name="P11">In non vase mode offset = <text:span text:style-name="T1">18.87</text:span></text:p>
      <text:p text:style-name="P10"/>
      <text:p text:style-name="P11">So Pressure advance <text:s/>0 + <text:span text:style-name="T1">18,87</text:span> * 0.005 = 0.0<text:span text:style-name="T1">944</text:span></text:p>
      <text:p text:style-name="P11"/>
      <text:p text:style-name="P10"><text:span text:style-name="T1">The original pressure advance for the Elegoo nozzle was set from the factory at 0.022 !!</text:span></text:p>
      <text:p text:style-name="P10"/>
      <text:p text:style-name="P10"><text:span text:style-name="T6">12 Sept 2023<text:line-break/><text:line-break/>Pressure advance calibration was done and confirmed for Elegoo black PLA at 200 mm/s</text:span></text:p>
      <text:p text:style-name="P5"/>
      <text:p text:style-name="P5">Custom Prusa End gcode macro was modified to turn of Nozzle and bed (both) heating</text:p>
      <text:p text:style-name="P5"/>
      <text:p text:style-name="P5">A Calibration torture test was printed (Ringing on X) filament streams and bad small detail resolution. Dimentional precision was quite good.</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CA"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2T09:41:15.346436896</meta:creation-date>
    <dc:date>2023-09-14T00:43:25.777248632</dc:date>
    <meta:editing-duration>PT14H25M28S</meta:editing-duration>
    <meta:editing-cycles>11</meta:editing-cycles>
    <meta:generator>LibreOffice/7.4.7.2$Linux_X86_64 LibreOffice_project/40$Build-2</meta:generator>
    <meta:document-statistic meta:table-count="0" meta:image-count="0" meta:object-count="0" meta:page-count="3" meta:paragraph-count="81" meta:word-count="640" meta:character-count="4268" meta:non-whitespace-character-count="3660"/>
  </office:meta>
</office:document-meta>
</file>